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0689c2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89c2" officeooo:paragraph-rsid="000689c2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0689c2" officeooo:paragraph-rsid="000689c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689c2" officeooo:paragraph-rsid="000689c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689c2"/>
    </style:style>
    <style:style style:name="T1" style:family="text">
      <style:text-properties fo:color="#000000" loext:opacity="100%" style:font-name="TimesNewRomanPSMT" fo:font-size="12pt" style:font-size-asian="12pt"/>
    </style:style>
    <style:style style:name="T2" style:family="text">
      <style:text-properties fo:color="#000000" loext:opacity="100%" style:font-name="TimesNewRomanPSMT" fo:font-size="12pt" officeooo:rsid="000689c2" style:font-size-asian="12pt"/>
    </style:style>
    <style:style style:name="T3" style:family="text">
      <style:text-properties fo:color="#000000" loext:opacity="100%" style:font-name="TimesNewRomanPSMT" fo:font-size="12pt" officeooo:rsid="000784ca" style:font-size-asian="12pt"/>
    </style:style>
    <style:style style:name="T4" style:family="text">
      <style:text-properties fo:color="#000000" loext:opacity="100%" style:font-name="TimesNewRomanPSMT" fo:font-size="12pt" officeooo:rsid="0007c968" style:font-size-asian="12pt"/>
    </style:style>
    <style:style style:name="T5" style:family="text">
      <style:text-properties fo:color="#000000" loext:opacity="100%" style:font-name="TimesNewRomanPSMT" fo:font-size="12pt" officeooo:rsid="000898e1" style:font-size-asian="12pt"/>
    </style:style>
    <style:style style:name="T6" style:family="text">
      <style:text-properties fo:color="#000000" loext:opacity="100%" style:font-name="TimesNewRomanPSMT" fo:font-size="12pt" officeooo:rsid="000a26a2" style:font-size-asian="12pt"/>
    </style:style>
    <style:style style:name="T7" style:family="text">
      <style:text-properties fo:color="#000000" loext:opacity="100%" style:font-name="TimesNewRomanPSMT" fo:font-size="12pt" officeooo:rsid="000b9893" style:font-size-asian="12pt"/>
    </style:style>
    <style:style style:name="T8" style:family="text">
      <style:text-properties fo:color="#000000" loext:opacity="100%" style:font-name="TimesNewRomanPSMT" fo:font-size="12pt" officeooo:rsid="000b9895" style:font-size-asian="12pt"/>
    </style:style>
    <style:style style:name="T9" style:family="text">
      <style:text-properties fo:color="#000000" loext:opacity="100%" style:font-name="TimesNewRomanPSMT" fo:font-size="12pt" officeooo:rsid="000bbce3" style:font-size-asian="12pt"/>
    </style:style>
    <style:style style:name="T10" style:family="text">
      <style:text-properties fo:color="#000000" loext:opacity="100%" style:font-name="TimesNewRomanPSMT" fo:font-size="12pt" fo:font-weight="normal" officeooo:rsid="000689c2" style:font-size-asian="12pt" style:font-weight-asian="normal" style:font-weight-complex="normal"/>
    </style:style>
    <style:style style:name="T11" style:family="text">
      <style:text-properties fo:color="#000000" loext:opacity="100%" style:font-name="Helvetica" fo:font-size="12pt" style:font-size-asian="12pt"/>
    </style:style>
    <style:style style:name="T12" style:family="text">
      <style:text-properties fo:color="#000000" loext:opacity="100%" style:font-name="Helvetica" fo:font-size="12pt" officeooo:rsid="000689c2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>EN.605.202.81 Section 84</text:span></text:p>
      <text:p text:style-name="P1" loext:marker-style-name="T1"><text:span text:style-name="T1">Alexander Shah</text:span><text:span text:style-name="T1"/></text:p>
      <text:p text:style-name="P1" loext:marker-style-name="T1"><text:span text:style-name="T1">Lab </text:span><text:span text:style-name="T2">3</text:span><text:span text:style-name="T1">: </text:span><text:span text:style-name="T2">Huffman Encoding Analysis</text:span></text:p>
      <text:p text:style-name="P2"><text:span text:style-name="T2">November 13,</text:span><text:span text:style-name="T1"> 2023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oft-page-break/><text:span text:style-name="T1">Lab 3 Analysis</text:span></text:p>
      <text:p text:style-name="P6"><text:span text:style-name="T1"><text:tab/>This program processes data to encode or decode using the Huffman Encoding scheme by taking in a frequency table, encoded data to decode, data to encode, and an output file to write to. The program builds a </text:span><text:span text:style-name="T3">H</text:span><text:span text:style-name="T1">uffman tree </text:span><text:span text:style-name="T4">from the frequency table, develops codes from the tree, and then uses these codes to encode or decode data. </text:span><text:span text:style-name="T5">The program uses error handling to report when characters could not be processed, and </text:span><text:span text:style-name="T6">reports results and errors to the output file.</text:span></text:p>
      <text:p text:style-name="P6"><text:span text:style-name="T6"><text:tab/>Huffman encoding is a lossless compression scheme and this program </text:span><text:span text:style-name="T9">saves data by using </text:span><text:span text:style-name="T6">shorter codes for more frequent characters. </text:span><text:span text:style-name="T7">Compared to other fixed length encoding schemes, Huffman </text:span><text:span text:style-name="T9">can save a good amount of </text:span><text:span text:style-name="T7">data, </text:span><text:span text:style-name="T8">though this</text:span><text:span text:style-name="T7"> depend</text:span><text:span text:style-name="T8">s </text:span><text:span text:style-name="T7">on the character frequencies. </text:span></text:p>
      <text:p text:style-name="P6"><text:span text:style-name="T1"/></text:p>
      <text:p text:style-name="P7"><text:span text:style-name="T10">- </text:span><text:span text:style-name="T1">In your Analysis, consider whether you achieved any useful data compression with this method.</text:span></text:p>
      <text:p text:style-name="P7"><text:span text:style-name="T1"><text:tab/></text:span></text:p>
      <text:p text:style-name="P7"><text:span text:style-name="T1"><text:s/>- Compare to conventional encoding. </text:span></text:p>
      <text:p text:style-name="P7"><text:span text:style-name="T1"><text:tab/></text:span></text:p>
      <text:p text:style-name="P7"><text:span text:style-name="T2">- </text:span><text:span text:style-name="T1">How would your results be affected by using a different scheme to break ties, for example, if you had given precedence to alphabetical ordering and then to the number of letters in the key?</text:span></text:p>
      <text:p text:style-name="P7"><text:span text:style-name="T1"><text:tab/></text:span></text:p>
      <text:p text:style-name="P7"><text:span text:style-name="T1">- What other structures did you use and why?</text:span></text:p>
      <text:p text:style-name="P7"><text:span text:style-name="T1"><text:tab/></text:span></text:p>
      <text:p text:style-name="P4"><text:span text:style-name="T1">Justification for Design Decisions</text:span></text:p>
      <text:p text:style-name="P4"><text:span text:style-name="T1"><text:tab/></text:span></text:p>
      <text:p text:style-name="P4"><text:span text:style-name="T1">What I Learned/What I would Do Differently</text:span></text:p>
      <text:p text:style-name="P4"><text:span text:style-name="T1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0689c2"/>
    </style:style>
    <style:style style:name="MT1" style:family="text">
      <style:text-properties fo:color="#000000" loext:opacity="100%" style:font-name="Helvetica" fo:font-size="12pt" style:font-size-asian="12pt"/>
    </style:style>
    <style:style style:name="MT2" style:family="text">
      <style:text-properties fo:color="#000000" loext:opacity="100%" style:font-name="Helvetica" fo:font-size="12pt" officeooo:rsid="000689c2" style:font-size-asian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605.202 Introduction to Data Structures<text:tab/><text:tab/><text:tab/><text:tab/> <text:s text:c="6"/>Alex Shah – Lab </text:span><text:span text:style-name="MT2">3</text:span><text:span text:style-name="MT1"> Analysi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30:26.651497783</meta:creation-date>
    <dc:date>2023-11-13T16:46:30.376151493</dc:date>
    <meta:editing-duration>PT16M</meta:editing-duration>
    <meta:editing-cycles>8</meta:editing-cycles>
    <meta:generator>LibreOffice/7.6.2.1$MacOSX_AARCH64 LibreOffice_project/56f7684011345957bbf33a7ee678afaf4d2ba333</meta:generator>
    <meta:document-statistic meta:table-count="0" meta:image-count="0" meta:object-count="0" meta:page-count="2" meta:paragraph-count="20" meta:word-count="223" meta:character-count="1358" meta:non-whitespace-character-count="1127"/>
  </office:meta>
</office:document-meta>
</file>